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untime Analysis<text:line-break/><text:line-break/>1)Time Complexity:<text:line-break/>The fibonacci function makes two recursive calls for each input n:<text:line-break/>fibonacci(n - 1) and fibonacci(n - 2).<text:line-break/>This leads to a binary tree of recursive calls, where the number of nodes grows exponentially with n.<text:line-break/>Therefore, the time complexity is O(2^n)<text:line-break/><text:line-break/>2)Space Complexity:<text:line-break/>The space complexity is determined by the call stack.<text:line-break/>The maximum depth of the recursion tree is n, so the call stack can grow up to n frames.<text:line-break/>Therefore, the space complexity is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1T21:38:25.059000000</meta:creation-date>
    <dc:date>2025-02-21T21:39:59.385000000</dc:date>
    <meta:editing-duration>PT1M34S</meta:editing-duration>
    <meta:editing-cycles>1</meta:editing-cycles>
    <meta:document-statistic meta:table-count="0" meta:image-count="0" meta:object-count="0" meta:page-count="1" meta:paragraph-count="1" meta:word-count="82" meta:character-count="490" meta:non-whitespace-character-count="407"/>
    <meta:generator>Neat_Office/6.2.8.2$Windows_x86 LibreOffice_project/</meta:generator>
  </office:meta>
</office:document-meta>
</file>